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djacency_list_ceuta(Hoja1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38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0:05:35.822899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17T17:31:08.233962791</dc:date>
    <meta:editing-duration>PT10H4M13S</meta:editing-duration>
    <meta:editing-cycles>35</meta:editing-cycles>
    <meta:document-statistic meta:table-count="1" meta:cell-count="960" meta:object-count="0"/>
  </office:meta>
</office:document-meta>
</file>